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pperDao tutorial</text:h>
      <text:p text:style-name="Standard"/>
      <text:p text:style-name="Standard">We will create a product catalogue and map it to the database tables using mapperdao. We will start with a simple domain model and tables and extend it as it goes.</text:p>
      <text:p text:style-name="Standard"/>
      <text:p text:style-name="Standard">For an online shop, we need to store product information into the database and be able to load those into domain classes. But initially we need a DataSource to configure mapperDao. For this example we will use apache dbcp to create a connection pool and the DataSource:</text:p>
      <text:p text:style-name="Standard"><text:span text:style-name="Example"/></text:p>
      <text:p text:style-name="Standard"><text:span text:style-name="Example">val properties = new Properties</text:span></text:p>
      <text:p text:style-name="Standard"><text:span text:style-name="Example">properties.load(getClass.getResourceAsStream("/jdbc.properties"))</text:span></text:p>
      <text:p text:style-name="Standard"><text:span text:style-name="Example">val dataSource = BasicDataSourceFactory.createDataSource(properties)</text:span></text:p>
      <text:p text:style-name="Standard"><text:span text:style-name="Example"/></text:p>
      <text:p text:style-name="Standard">We can now configure mapperDao:</text:p>
      <text:p text:style-name="Standard"/>
      <text:p text:style-name="Standard"><text:span text:style-name="Example">val entities = List(ProductEntity)</text:span></text:p>
      <text:p text:style-name="Standard"><text:span text:style-name="Example">val (jdbc, mapperDao, queryDao) = Setup(“postgresql”, dataSource, entities)</text:span></text:p>
      <text:p text:style-name="Standard"><text:span text:style-name="Example">val txM = Transaction.transactionManager(jdbc)</text:span></text:p>
      <text:p text:style-name="Standard"><text:span text:style-name="Example"/></text:p>
      <text:p text:style-name="Standard">jdbc:Jdbc can be used to query/update the database with sql/ddl. mapperDao:MapperDao can be used to insert/update/select/delete entities and queryDao to query for entities. TxM:PlatformTransactionManager takes care of transactions.</text:p>
      <text:p text:style-name="Standard"/>
      <text:p text:style-name="Standard">Our initial model will start simple, lets map just the Product entity and later on we'll do more than that.</text:p>
      <text:p text:style-name="Standard"/>
      <text:p text:style-name="Standard"><text:span text:style-name="Example">case class Product(</text:span></text:p>
      <text:p text:style-name="Standard"><text:span text:style-name="Example"><text:tab/><text:tab/>val title: String,</text:span></text:p>
      <text:p text:style-name="Standard"><text:span text:style-name="Example"><text:tab/><text:tab/>val description: String)</text:span></text:p>
      <text:p text:style-name="Standard"><text:span text:style-name="Example"/></text:p>
      <text:p text:style-name="Standard">So far we only got a product title and a description. We can map this entity to 1 table. Here is the ddl for postgresql:</text:p>
      <text:p text:style-name="Standard"/>
      <text:p text:style-name="Standard"><text:span text:style-name="Example">create table Product (</text:span></text:p>
      <text:p text:style-name="Standard"><text:span text:style-name="Example"><text:tab/>id serial not null,</text:span></text:p>
      <text:p text:style-name="Standard"><text:span text:style-name="Example"><text:tab/>title varchar(100) not null,</text:span></text:p>
      <text:p text:style-name="Standard"><text:span text:style-name="Example"><text:tab/>description text not null,</text:span></text:p>
      <text:p text:style-name="Standard"><text:span text:style-name="Example"><text:tab/>primary key(id)</text:span></text:p>
      <text:p text:style-name="Standard"><text:span text:style-name="Example">)</text:span></text:p>
      <text:p text:style-name="Standard"/>
      <text:p text:style-name="Standard">Please note that the mapping will work for all supported databases but in this tutorial the ddl's will be for postgresql. For other databases, please see productcatalogue/ddl folder of the productcatalogue example: <text:a xlink:type="simple" xlink:href="http://code.google.com/p/mapperdao-examples/">http://code.google.com/p/mapperdao-examples/</text:a></text:p>
      <text:p text:style-name="Standard"/>
      <text:p text:style-name="Standard">Also note that the table contains an autogenerated id but our domain class doesn't. The id is a property of the database. Only a persisted entity contains an id. And that's also how mapperdao works. When an entity is loaded from the database, it will acquire the id via the IntId trait. (or LongId for entities with long id but please note that this mechanism is extensible and new traits can <text:soft-page-break/>be used). Alternatively, if the id is not autogenerated, then it can be a field of the domain class but for this example we will use autogenerated id's. Please consult mapperdao's wiki for more information regarding id's, autogenerated id's and sequences : <text:a xlink:type="simple" xlink:href="https://code.google.com/p/mapperdao/wiki/TableOfContents">https://code.google.com/p/mapperdao/wiki/TableOfContents</text:a></text:p>
      <text:p text:style-name="Standard"/>
      <text:p text:style-name="Standard">Lets now map the domain class to the database table. MapperDao uses scala code to do the mapping. The mapping can be an object or a class and it is the equivalent of xml files for other orm's. It maps all the columns and also contains a constructor method which is responsible for constructing instances of the entity.</text:p>
      <text:p text:style-name="Standard"/>
      <text:p text:style-name="Standard"><text:span text:style-name="Example">import com.googlecode.mapperdao._</text:span></text:p>
      <text:p text:style-name="Standard"><text:span text:style-name="Example"/></text:p>
      <text:p text:style-name="Standard"><text:span text:style-name="Example">object ProductEntity extends Entity[IntId, Product](classOf[Product]) {</text:span></text:p>
      <text:p text:style-name="Standard"><text:span text:style-name="Example"><text:tab/>val </text:span><text:span text:style-name="Example"><text:span text:style-name="T1">id</text:span></text:span><text:span text:style-name="Example"> = key("id") autogenerated (_.id)</text:span></text:p>
      <text:p text:style-name="Standard"><text:span text:style-name="Example"><text:tab/>val </text:span><text:span text:style-name="Example"><text:span text:style-name="T1">title</text:span></text:span><text:span text:style-name="Example"> = column("title") to (_.title)</text:span></text:p>
      <text:p text:style-name="Standard"><text:span text:style-name="Example"><text:tab/>val </text:span><text:span text:style-name="Example"><text:span text:style-name="T1">description</text:span></text:span><text:span text:style-name="Example"> = column("description") to (_.description)</text:span></text:p>
      <text:p text:style-name="Standard"><text:span text:style-name="Example"><text:tab/></text:span></text:p>
      <text:p text:style-name="Standard"><text:span text:style-name="Example"><text:tab/>def </text:span><text:span text:style-name="Example"><text:span text:style-name="T1">constructor</text:span></text:span><text:span text:style-name="Example">(implicit m) = new Product(title, description) with IntId with Persisted {</text:span></text:p>
      <text:p text:style-name="Standard"><text:span text:style-name="Example"><text:tab/><text:tab/>val id: Int = ProductEntity.id</text:span></text:p>
      <text:p text:style-name="Standard"><text:span text:style-name="Example"><text:tab/>}</text:span></text:p>
      <text:p text:style-name="Standard"><text:span text:style-name="Example">}</text:span></text:p>
      <text:p text:style-name="Standard"><text:span text:style-name="Example"/></text:p>
      <text:p text:style-name="Standard">The entity extends Entity[IntId,Product] for classOf[Product]. This means that the entity is of type [Product] but when loaded it is of type [Product with IntId]. IntId gives the 'id' field to the domain class.</text:p>
      <text:p text:style-name="Standard"/>
      <text:p text:style-name="Standard">The first mapping is the mapping of id column. It is an autogenerated key and it maps to Product.id column and Product.id field of Product class. The field is specified by the _.id function.</text:p>
      <text:p text:style-name="Standard"/>
      <text:p text:style-name="Standard"><text:span text:style-name="Example">val </text:span><text:span text:style-name="Example"><text:span text:style-name="T1">id</text:span></text:span><text:span text:style-name="Example"> = key("id") autogenerated (_.id)</text:span></text:p>
      <text:p text:style-name="Standard"><text:span text:style-name="Example"/></text:p>
      <text:p text:style-name="Standard">Next, the title column is mapped against Product.title field.</text:p>
      <text:p text:style-name="Standard"><text:span text:style-name="Example"/></text:p>
      <text:p text:style-name="Standard"><text:span text:style-name="Example">val </text:span><text:span text:style-name="Example"><text:span text:style-name="T1">title</text:span></text:span><text:span text:style-name="Example"> = column("title") to (_.title)</text:span></text:p>
      <text:p text:style-name="Standard"/>
      <text:p text:style-name="Standard">After the mapping of the description, the constructor definition follows:</text:p>
      <text:p text:style-name="Standard"/>
      <text:p text:style-name="Standard"><text:span text:style-name="Example">def </text:span><text:span text:style-name="Example"><text:span text:style-name="T1">constructor</text:span></text:span><text:span text:style-name="Example">(implicit m) = new Product(title, description) with IntId with Persisted {</text:span></text:p>
      <text:p text:style-name="Standard"><text:span text:style-name="Example"><text:tab/>val id: Int = ProductEntity.id</text:span></text:p>
      <text:p text:style-name="Standard"><text:span text:style-name="Example">}</text:span></text:p>
      <text:p text:style-name="Standard"><text:span text:style-name="Example"/></text:p>
      <text:p text:style-name="Standard">This method is used to construct instances of the Product class when it is loaded from the database. The implicit 'm' is a map that contains all the database values and it is implicitly used to convert the title and description columns to their String values.</text:p>
      <text:p text:style-name="Standard"/>
      <text:p text:style-name="Standard">The constructor creates a new Product with IntId with Persisted. <text:s/>Persisted is used internally by mapperdao to track changes to the instance. IntId is more interesting, it gives the instance the id field which gets it's value of the autogenerated id column. Later on when we insert the instance with val inserted=mapperDao.insert(ProductEntity,Product(“title”,”desc”)) , the inserted.id will contain <text:soft-page-break/>the autogenerated id.</text:p>
      <text:p text:style-name="Standard"/>
      <text:p text:style-name="Standard">Now we are ready to use mapperdao to insert, select, update and delete the Product entity:</text:p>
      <text:p text:style-name="Standard"/>
      <text:p text:style-name="Standard"><text:span text:style-name="Example">val inserted=mapperDao.insert(ProductEntity,Product(“title”,”desc”))</text:span></text:p>
      <text:p text:style-name="Standard"><text:span text:style-name="Example">println(inserted.id)</text:span></text:p>
      <text:p text:style-name="Standard"><text:span text:style-name="Example">mapperDao.delete(ProductEntity,inserted)</text:span></text:p>
      <text:p text:style-name="Standard"/>
      <text:p text:style-name="Standard">We can also create Dao's using the helper traits:</text:p>
      <text:p text:style-name="Standard"/>
      <text:p text:style-name="Standard"><text:span text:style-name="Example">abstract class ProductsDao extends TransactionalIntIdCRUD[Product] with IntIdAll[Product] {</text:span></text:p>
      <text:p text:style-name="Standard"><text:span text:style-name="Example"><text:tab/>val entity = ProductEntity</text:span></text:p>
      <text:p text:style-name="Standard"><text:span text:style-name="Example">}</text:span></text:p>
      <text:p text:style-name="Standard"><text:span text:style-name="Example"/></text:p>
      <text:p text:style-name="Standard">This not only creates a dao that can do CRUD but also can do queries (via the IntIdAll trait) and paginate the data. Ofcourse it is not hard at all to replicate this functionality using queryDao and mapperDao, but the traits certainly help.</text:p>
      <text:p text:style-name="Standard"/>
      <text:p text:style-name="Standard">Now we can instantiate our dao and inject it's dependencies.</text:p>
      <text:p text:style-name="Standard"/>
      <text:p text:style-name="Standard"><text:span text:style-name="Example">val productsDao = new ProductsDao {</text:span></text:p>
      <text:p text:style-name="Standard"><text:span text:style-name="Example"><text:tab/>val (mapperDao, queryDao, txManager) = (md, q, txM)</text:span></text:p>
      <text:p text:style-name="Standard"><text:span text:style-name="Example">}</text:span></text:p>
      <text:p text:style-name="Standard"><text:span text:style-name="Exampl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Example" style:family="text">
      <style:text-properties style:font-name="DejaVu Sans Mono" style:font-name-asian="WenQuanYi Micro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lackbg" style:family="graphic">
      <style:graphic-properties style:wrap="none" fo:background-color="#000000" style:background-transparency="0%">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nstantinos Kougios</meta:initial-creator>
    <meta:creation-date>2011-12-29T21:07:52</meta:creation-date>
    <dc:date>2011-12-29T23:28:52</dc:date>
    <dc:creator>Konstantinos Kougios</dc:creator>
    <meta:editing-duration>PT2H21M1S</meta:editing-duration>
    <meta:editing-cycles>56</meta:editing-cycles>
    <meta:generator>LibreOffice/3.4$Unix LibreOffice_project/340m1$Build-402</meta:generator>
    <meta:document-statistic meta:table-count="0" meta:image-count="0" meta:object-count="0" meta:page-count="3" meta:paragraph-count="59" meta:word-count="795" meta:character-count="5279" meta:non-whitespace-character-count="4522"/>
  </office:meta>
</office:document-meta>
</file>